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ackground-color="#ffff00" fo:border="0.99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map style:condition="cell-content()&gt;=1" style:apply-style-name="Untitled2" style:base-cell-address="Sheet1.J2"/>
      <style:map style:condition="cell-content()&lt;1" style:apply-style-name="Untitled1" style:base-cell-address="Sheet1.J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D to NB</text:p>
          </table:table-cell>
          <table:covered-table-cell/>
          <table:table-cell table:number-columns-repeated="7"/>
          <table:table-cell table:formula="of:=(100+[.B2]*2)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WallThignes: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Number of Boxes</text:p>
          </table:table-cell>
          <table:table-cell table:style-name="ce2" table:formula="of:=(([.B4] - [.B3] - [.B2]) )/70" office:value-type="float" office:value="5" calcext:value-type="float">
            <text:p>5</text:p>
          </table:table-cell>
          <table:table-cell table:number-columns-repeated="2"/>
          <table:table-cell table:style-name="ce5" office:value-type="string" calcext:value-type="string">
            <text:p>OK:</text:p>
          </table:table-cell>
          <table:table-cell table:style-name="ce6" table:formula="of:=IF(OR([.F14]&gt;=[.J1]; [.F14]&gt;=[.J1]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ack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rawer Derpt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NB + DD to Back Space</text:p>
          </table:table-cell>
          <table:covered-table-cell/>
          <table:covered-table-cell table:style-name="ce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WallThignes:</text:p>
          </table:table-cell>
          <table:table-cell table:formula="of:=[.B2]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BackSapce</text:p>
          </table:table-cell>
          <table:table-cell table:style-name="ce2" table:formula="of:=-70*[.B15]-[.B14]+[.B16]" office:value-type="float" office:value="135" calcext:value-type="float">
            <text:p>135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Drawer Derpt</text:p>
          </table:table-cell>
          <table:table-cell table:formula="of:=[.B4]" office:value-type="float" office:value="500" calcext:value-type="float">
            <text:p>500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NB + DD to Back Space + Tolaranze</text:p>
          </table:table-cell>
          <table:covered-table-cell/>
          <table:covered-table-cell table:style-name="ce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WallThignes:</text:p>
          </table:table-cell>
          <table:table-cell table:formula="of:=[.B2]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BackSapce</text:p>
          </table:table-cell>
          <table:table-cell table:style-name="ce2" table:formula="of:=-70*[.B15]-[.B14]+[.B16] - [.B17]*([.B15]-1)" office:value-type="float" office:value="134.2" calcext:value-type="float">
            <text:p>134,2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</text:p>
          </table:table-cell>
          <table:table-cell table:formula="of:=[.B9]"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Drawer Derpt</text:p>
          </table:table-cell>
          <table:table-cell table:formula="of:=[.B4]" office:value-type="float" office:value="500" calcext:value-type="float">
            <text:p>500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Box Toleranz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Yellow markt do not change</text:p>
          </table:table-cell>
          <table:table-cell table:style-name="Default" table:number-columns-repeated="5"/>
          <table:table-cell table:number-columns-repeated="4"/>
        </table:table-row>
        <calcext:conditional-formats>
          <calcext:conditional-format calcext:target-range-address="Sheet1.J2:Sheet1.J2">
            <calcext:condition calcext:apply-style-name="Untitled2" calcext:value="&gt;=1" calcext:base-cell-address="Sheet1.J2"/>
            <calcext:condition calcext:apply-style-name="Untitled1" calcext:value="&lt;1" calcext:base-cell-address="Sheet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81d41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09:16:06.574394478</meta:creation-date>
    <dc:date>2021-09-23T15:25:36.103963888</dc:date>
    <meta:editing-duration>PT5H48M42S</meta:editing-duration>
    <meta:editing-cycles>19</meta:editing-cycles>
    <meta:generator>LibreOffice/7.1.4.2$Linux_X86_64 LibreOffice_project/10$Build-2</meta:generator>
    <meta:document-statistic meta:table-count="1" meta:cell-count="35" meta:object-count="0"/>
  </office:meta>
</office:document-meta>
</file>